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7.99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984cm" fo:margin-left="0.009cm" fo:margin-top="0cm" fo:margin-bottom="0cm" table:align="left" style:writing-mode="lr-tb"/>
    </style:style>
    <style:style style:name="Tableau2.A" style:family="table-column">
      <style:table-column-properties style:column-width="5.327cm"/>
    </style:style>
    <style:style style:name="Tableau2.B" style:family="table-column">
      <style:table-column-properties style:column-width="5.329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5.272cm" fo:margin-left="0cm" fo:margin-top="0cm" fo:margin-bottom="0cm" table:align="left" style:writing-mode="lr-tb"/>
    </style:style>
    <style:style style:name="Tableau3.A" style:family="table-column">
      <style:table-column-properties style:column-width="1.893cm"/>
    </style:style>
    <style:style style:name="Tableau3.B" style:family="table-column">
      <style:table-column-properties style:column-width="1.739cm"/>
    </style:style>
    <style:style style:name="Tableau3.C" style:family="table-column">
      <style:table-column-properties style:column-width="1.64cm"/>
    </style:style>
    <style:style style:name="Tableau3.1" style:family="table-row">
      <style:table-row-properties style:min-row-height="0.49cm" fo:keep-together="auto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2" style:family="table-row">
      <style:table-row-properties style:min-row-height="0.513cm" fo:keep-together="auto"/>
    </style:style>
    <style:style style:name="Tableau4" style:family="table">
      <style:table-properties style:width="15.984cm" fo:margin-left="0.009cm" fo:margin-top="0cm" fo:margin-bottom="0cm" table:align="left" style:writing-mode="lr-tb"/>
    </style:style>
    <style:style style:name="Tableau4.A" style:family="table-column">
      <style:table-column-properties style:column-width="5.327cm"/>
    </style:style>
    <style:style style:name="Tableau4.B" style:family="table-column">
      <style:table-column-properties style:column-width="5.329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5.699cm" fo:margin-left="0.009cm" fo:margin-top="0cm" fo:margin-bottom="0cm" table:align="left" style:writing-mode="lr-tb"/>
    </style:style>
    <style:style style:name="Tableau5.A" style:family="table-column">
      <style:table-column-properties style:column-width="1.896cm"/>
    </style:style>
    <style:style style:name="Tableau5.C" style:family="table-column">
      <style:table-column-properties style:column-width="2.205cm"/>
    </style:style>
    <style:style style:name="Tableau5.D" style:family="table-column">
      <style:table-column-properties style:column-width="1.808cm"/>
    </style:style>
    <style:style style:name="Tableau5.E" style:family="table-column">
      <style:table-column-properties style:column-width="2.69cm"/>
    </style:style>
    <style:style style:name="Tableau5.F" style:family="table-column">
      <style:table-column-properties style:column-width="2.51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5.984cm" fo:margin-left="0cm" fo:margin-top="0cm" fo:margin-bottom="0cm" table:align="left" style:writing-mode="lr-tb"/>
    </style:style>
    <style:style style:name="Tableau6.A" style:family="table-column">
      <style:table-column-properties style:column-width="7.992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color="#000000" loext:opacity="100%" fo:font-size="14pt" fo:language="es" fo:country="ES" style:font-size-asian="14pt"/>
    </style:style>
    <style:style style:name="P3" style:family="paragraph" style:parent-style-name="Standard">
      <style:text-properties fo:color="#000000" loext:opacity="100%" fo:font-size="14pt" fo:language="es" fo:country="ES" style:text-underline-style="solid" style:text-underline-width="bold" style:text-underline-color="#00b050" style:font-size-asian="14pt"/>
    </style:style>
    <style:style style:name="P4" style:family="paragraph" style:parent-style-name="Standard">
      <style:text-properties fo:color="#000000" loext:opacity="100%" fo:font-size="14pt" fo:language="es" fo:country="ES" style:text-underline-style="solid" style:text-underline-width="bold" style:text-underline-color="#ff0000" officeooo:rsid="0010cecc" officeooo:paragraph-rsid="0010cecc" style:font-size-asian="14pt" style:font-size-complex="14pt"/>
    </style:style>
    <style:style style:name="P5" style:family="paragraph" style:parent-style-name="Standard">
      <style:text-properties fo:color="#000000" loext:opacity="100%" fo:font-size="14pt" style:text-underline-style="solid" style:text-underline-width="bold" style:text-underline-color="#ff0000" style:font-size-asian="14pt"/>
    </style:style>
    <style:style style:name="P6" style:family="paragraph" style:parent-style-name="Standard">
      <style:text-properties fo:color="#000000" loext:opacity="100%" fo:font-size="14pt" style:text-underline-style="solid" style:text-underline-width="bold" style:text-underline-color="#ff0000" officeooo:rsid="0010cecc" officeooo:paragraph-rsid="0010cecc" style:font-size-asian="14pt"/>
    </style:style>
    <style:style style:name="P7" style:family="paragraph" style:parent-style-name="Standard">
      <style:text-properties fo:color="#000000" loext:opacity="100%" fo:font-size="14pt" style:text-underline-style="solid" style:text-underline-width="bold" style:text-underline-color="#00b050" style:font-size-asian="14pt"/>
    </style:style>
    <style:style style:name="P8" style:family="paragraph" style:parent-style-name="Standard">
      <style:text-properties fo:color="#000000" loext:opacity="100%" fo:font-size="12pt" style:font-size-asian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libri" fo:font-size="14pt" fo:language="es" fo:country="ES" style:letter-kerning="false" style:font-name-asian="Calibri2" style:font-size-asian="14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bold" style:text-underline-color="#ff0000" fo:font-weight="bold" style:font-size-asian="14pt" style:font-weight-asian="bold"/>
    </style:style>
    <style:style style:name="P11" style:family="paragraph" style:parent-style-name="Standard">
      <style:text-properties fo:font-size="14pt" style:text-underline-style="solid" style:text-underline-width="bold" style:text-underline-color="#ff0000" style:font-size-asian="14pt"/>
    </style:style>
    <style:style style:name="P12" style:family="paragraph" style:parent-style-name="Standard">
      <style:text-properties fo:font-size="14pt" style:font-size-asian="14pt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text-properties fo:font-size="14pt" officeooo:paragraph-rsid="0010cecc" style:font-size-asian="14pt"/>
    </style:style>
    <style:style style:name="P15" style:family="paragraph" style:parent-style-name="Standard">
      <style:text-properties fo:font-size="14pt" fo:language="es" fo:country="ES" style:font-size-asian="14pt"/>
    </style:style>
    <style:style style:name="P16" style:family="paragraph" style:parent-style-name="Standard">
      <style:text-properties fo:font-size="14pt" fo:language="es" fo:country="ES" style:font-size-asian="14pt" style:font-size-complex="14pt"/>
    </style:style>
    <style:style style:name="P17" style:family="paragraph" style:parent-style-name="Standard">
      <style:text-properties fo:font-size="14pt" fo:language="es" fo:country="ES" officeooo:paragraph-rsid="0010cecc" style:font-size-asian="14pt" style:font-size-complex="14pt"/>
    </style:style>
    <style:style style:name="P18" style:family="paragraph" style:parent-style-name="Standard">
      <style:text-properties fo:font-size="14pt" fo:language="es" fo:country="ES" officeooo:rsid="0010cecc" officeooo:paragraph-rsid="0010cecc" style:font-size-asian="14pt" style:font-size-complex="14pt"/>
    </style:style>
    <style:style style:name="P19" style:family="paragraph" style:parent-style-name="Standard">
      <style:text-properties fo:font-size="14pt" fo:language="es" fo:country="ES" style:text-underline-style="solid" style:text-underline-width="bold" style:text-underline-color="#00b050" style:font-size-asian="14pt"/>
    </style:style>
    <style:style style:name="P20" style:family="paragraph" style:parent-style-name="Standard">
      <style:text-properties fo:font-size="14pt" fo:language="es" fo:country="ES" style:text-underline-style="solid" style:text-underline-width="bold" style:text-underline-color="#00b050" officeooo:paragraph-rsid="0010cecc" style:font-size-asian="14pt"/>
    </style:style>
    <style:style style:name="P21" style:family="paragraph" style:parent-style-name="Standard">
      <style:text-properties fo:font-size="14pt" fo:language="es" fo:country="ES" style:text-underline-style="solid" style:text-underline-width="bold" style:text-underline-color="#00b050" fo:font-weight="bold" officeooo:rsid="0010cecc" officeooo:paragraph-rsid="0010cecc" style:font-size-asian="14pt" style:font-weight-asian="bold" style:font-weight-complex="bold"/>
    </style:style>
    <style:style style:name="P22" style:family="paragraph" style:parent-style-name="Standard">
      <style:text-properties fo:font-size="14pt" style:text-underline-style="solid" style:text-underline-width="bold" style:text-underline-color="#00b050" style:font-size-asian="14pt"/>
    </style:style>
    <style:style style:name="P23" style:family="paragraph" style:parent-style-name="Standard">
      <style:text-properties fo:font-size="14pt" style:text-underline-style="solid" style:text-underline-width="bold" style:text-underline-color="#00b050" officeooo:paragraph-rsid="0010cecc" style:font-size-asian="14pt"/>
    </style:style>
    <style:style style:name="P24" style:family="paragraph" style:parent-style-name="Standard">
      <style:text-properties fo:font-size="12pt" fo:language="es" fo:country="ES" style:font-size-asian="12pt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es" fo:country="ES" style:letter-kerning="false" style:font-name-asian="Calibri2" style:font-size-asian="14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es" fo:country="ES" officeooo:paragraph-rsid="0010cecc" style:letter-kerning="false" style:font-name-asian="Calibri2" style:font-size-asian="14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es" fo:country="ES" style:letter-kerning="false" style:font-name-asian="Calibri2" style:font-size-asian="14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s" fo:country="ES" style:letter-kerning="false" style:font-name-asian="Calibri2" style:font-size-asian="12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s" fo:country="ES" officeooo:paragraph-rsid="0010cecc" style:letter-kerning="false" style:font-name-asian="Calibri2" style:font-size-asian="12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es" fo:country="ES" style:letter-kerning="false" style:font-name-asian="Calibri2" style:font-size-asian="12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s" fo:country="ES" style:letter-kerning="false" style:font-name-asian="Calibri2" style:font-size-asian="12pt" style:language-asian="en" style:country-asian="US" style:font-size-complex="12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style:letter-kerning="false" style:font-name-asian="Calibri2" style:font-size-asian="12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10cecc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style:letter-kerning="false" style:font-name-asian="Calibri2" style:language-asian="en" style:country-asian="US" style:font-size-complex="11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b050" loext:opacity="100%" style:font-name="Calibri" fo:font-size="12pt" fo:language="es" fo:country="ES" style:letter-kerning="false" style:font-name-asian="Calibri2" style:font-size-asian="12pt" style:language-asian="en" style:country-asian="US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b0f0" loext:opacity="100%" style:font-name="Calibri" fo:font-size="12pt" fo:language="es" fo:country="ES" style:letter-kerning="false" style:font-name-asian="Calibri2" style:font-size-asian="12pt" style:language-asian="en" style:country-asian="US" style:font-size-complex="11pt" style:language-complex="ar" style:country-complex="SA"/>
    </style:style>
    <style:style style:name="P38" style:family="paragraph" style:parent-style-name="Standard">
      <style:text-properties fo:font-size="16pt" fo:language="es" fo:country="ES" style:font-size-asian="16pt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es" fo:country="ES" style:letter-kerning="false" fo:background-color="transparent" style:font-name-asian="Calibri2" style:font-size-asian="14pt" style:language-asian="en" style:country-asian="US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es" fo:country="ES" style:letter-kerning="false" fo:background-color="transparent" style:font-name-asian="Calibri2" style:font-size-asian="14pt" style:language-asian="en" style:country-asian="US" style:font-size-complex="11pt" style:language-complex="ar" style:country-complex="SA"/>
    </style:style>
    <style:style style:name="P42" style:family="paragraph" style:parent-style-name="Frame_20_contents">
      <style:paragraph-properties fo:text-align="center" style:justify-single-word="false"/>
    </style:style>
    <style:style style:name="P43" style:family="paragraph">
      <style:paragraph-properties fo:text-align="center" style:writing-mode="lr-tb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style:paragraph-properties style:writing-mode="lr-tb"/>
    </style:style>
    <style:style style:name="P46" style:family="paragraph">
      <loext:graphic-properties draw:fill="none"/>
      <style:paragraph-properties style:writing-mode="lr-tb"/>
    </style:style>
    <style:style style:name="P47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48" style:family="paragraph">
      <loext:graphic-properties draw:fill="none" draw:fill-color="#ffffff"/>
      <style:paragraph-properties fo:text-align="start"/>
      <style:text-properties fo:color="#000000" loext:opacity="100%" fo:font-size="18pt"/>
    </style:style>
    <style:style style:name="P4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style:font-size-asian="14pt"/>
    </style:style>
    <style:style style:name="T2" style:family="text">
      <style:text-properties fo:font-size="12pt" fo:language="es" fo:country="ES" style:font-size-asian="12pt"/>
    </style:style>
    <style:style style:name="T3" style:family="text">
      <style:text-properties fo:color="#00b050" loext:opacity="100%" fo:font-size="14pt" fo:language="es" fo:country="ES" style:font-size-asian="14pt"/>
    </style:style>
    <style:style style:name="T4" style:family="text">
      <style:text-properties fo:font-size="11pt" fo:language="fr" fo:country="FR" style:font-size-asian="11pt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fo:font-size="18pt" style:font-size-asian="18pt"/>
    </style:style>
    <style:style style:name="T7" style:family="text">
      <style:text-properties fo:color="#ff0000" loext:opacity="100%" fo:font-size="18pt" style:font-size-asian="18pt" style:font-weight-complex="bold"/>
    </style:style>
    <style:style style:name="T8" style:family="text">
      <style:text-properties fo:color="#ff0000" loext:opacity="100%" fo:font-size="18pt" style:text-underline-style="solid" style:text-underline-width="auto" style:text-underline-color="font-color" style:font-size-asian="18pt" style:font-weight-complex="bold"/>
    </style:style>
    <style:style style:name="T9" style:family="text">
      <style:text-properties fo:color="#ff0000" loext:opacity="100%" fo:font-size="14pt" fo:language="es" fo:country="ES" style:font-size-asian="14pt"/>
    </style:style>
    <style:style style:name="T10" style:family="text">
      <style:text-properties fo:color="#ff0000" loext:opacity="100%" fo:font-weight="bold" style:font-weight-asian="bold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size="14pt" fo:language="es" fo:country="ES" style:font-size-asian="14pt"/>
    </style:style>
    <style:style style:name="T13" style:family="text">
      <style:text-properties fo:color="#000000" loext:opacity="100%" fo:font-size="14pt" style:font-size-asian="14pt"/>
    </style:style>
    <style:style style:name="T14" style:family="text">
      <style:text-properties fo:color="#000000" loext:opacity="100%" style:text-position="super 58%" fo:font-size="14pt" style:font-size-asian="14pt"/>
    </style:style>
    <style:style style:name="T15" style:family="text">
      <style:text-properties fo:color="#0070c0" loext:opacity="100%" fo:font-size="14pt" fo:language="es" fo:country="ES" style:font-size-asian="14pt"/>
    </style:style>
    <style:style style:name="T16" style:family="text">
      <style:text-properties fo:background-color="#00ff00" loext:char-shading-value="0"/>
    </style:style>
    <style:style style:name="T17" style:family="text">
      <style:text-properties fo:background-color="#ff0000" loext:char-shading-value="0"/>
    </style:style>
    <style:style style:name="T18" style:family="text">
      <style:text-properties fo:background-color="#ff00ff" loext:char-shading-value="0"/>
    </style:style>
    <style:style style:name="T19" style:family="text">
      <style:text-properties fo:background-color="#800000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fo:background-color="#00ffff" loext:char-shading-value="0"/>
    </style:style>
    <style:style style:name="T22" style:family="text">
      <style:text-properties fo:background-color="#c0c0c0" loext:char-shading-value="0"/>
    </style:style>
    <style:style style:name="T23" style:family="text">
      <style:text-properties officeooo:rsid="00103a66"/>
    </style:style>
    <style:style style:name="T24" style:family="text">
      <style:text-properties officeooo:rsid="0010cec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loext:opacity="100%" style:font-name="Calibri1" fo:font-size="18pt" style:text-underline-style="solid" style:text-underline-width="auto" style:text-underline-color="font-color"/>
    </style:style>
    <style:style style:name="T27" style:family="text">
      <style:text-properties fo:color="#ff0000" loext:opacity="100%" style:font-name="Calibri1" fo:font-size="18pt"/>
    </style:style>
    <style:style style:name="T28" style:family="text">
      <style:text-properties style:font-name="Calibri1" fo:font-size="12pt" style:font-size-complex="14pt"/>
    </style:style>
    <style:style style:name="T29" style:family="text">
      <style:text-properties fo:color="#ff0000" loext:opacity="100%" style:font-name="Calibri1" fo:font-size="18pt" style:text-underline-style="solid" style:text-underline-width="auto" style:text-underline-color="font-color" style:font-weight-complex="bold"/>
    </style:style>
    <style:style style:name="T30" style:family="text">
      <style:text-properties fo:color="#ff0000" loext:opacity="100%" style:font-name="Calibri1" fo:font-size="18pt" style:font-weight-complex="bold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gr1" style:family="graphic">
      <style:graphic-properties svg:stroke-width="0.102cm" svg:stroke-color="#ff8000" draw:marker-start-width="0.504cm" draw:marker-end-width="0.504cm" draw:fill="none" draw:textarea-horizontal-align="justify" draw:textarea-vertical-align="middle" draw:auto-grow-height="false" fo:min-height="0.871cm" fo:min-width="2.54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2cm" svg:stroke-color="#ffbf00" draw:marker-start-width="0.504cm" draw:marker-end-width="0.504cm" draw:fill="none" draw:textarea-horizontal-align="justify" draw:textarea-vertical-align="middle" draw:auto-grow-height="false" fo:min-height="0.871cm" fo:min-width="3.7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2cm" svg:stroke-color="#ffbf00" draw:marker-start-width="0.504cm" draw:marker-end-width="0.504cm" draw:fill="none" draw:textarea-horizontal-align="justify" draw:textarea-vertical-align="middle" draw:auto-grow-height="false" fo:min-height="0.676cm" fo:min-width="1.6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2cm" svg:stroke-color="#ff8000" draw:marker-start-width="0.504cm" draw:marker-end-width="0.504cm" draw:fill="none" draw:textarea-horizontal-align="justify" draw:textarea-vertical-align="middle" draw:auto-grow-height="false" fo:min-height="1.004cm" fo:min-width="13.5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 style:parent-style-name="Frame">
      <style:graphic-properties draw:stroke="solid" svg:stroke-width="0.071cm" svg:stroke-color="#ffca08" svg:stroke-linecap="butt" draw:fill="solid" draw:fill-color="#ffffff" draw:textarea-vertical-align="middle" draw:auto-grow-height="false" fo:min-height="0.621cm" fo:min-width="2.219cm" fo:padding-top="0.127cm" fo:padding-bottom="0.127cm" fo:padding-left="0.254cm" fo:padding-right="0.254cm" fo:wrap-option="wrap" fo:margin-left="0cm" fo:margin-right="0.044cm" fo:margin-top="0cm" fo:margin-bottom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102cm" svg:stroke-color="#f8931d" draw:marker-start-width="0.4cm" draw:marker-end-width="0.4cm" svg:stroke-linecap="butt" draw:fill="none" draw:fill-color="#ffffff" draw:textarea-vertical-align="middle" draw:auto-grow-height="false" fo:min-height="1.09cm" fo:min-width="4.997cm" fo:padding-top="0.143cm" fo:padding-bottom="0.143cm" fo:padding-left="0.27cm" fo:padding-right="0.27cm" fo:wrap-option="wrap" fo:margin-left="0cm" fo:margin-right="0.018cm" fo:margin-top="0cm" fo:margin-bottom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79cm" svg:stroke-color="#e64823" svg:stroke-linecap="butt" draw:fill="solid" draw:fill-color="#ffffff" draw:textarea-vertical-align="top" draw:auto-grow-height="false" fo:min-height="0cm" fo:min-width="0.37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102cm" svg:stroke-color="#f8931d" draw:marker-start-width="0.4cm" draw:marker-end-width="0.4cm" svg:stroke-linecap="butt" draw:fill="none" draw:fill-color="#ffffff" draw:textarea-vertical-align="middle" draw:auto-grow-height="false" fo:min-height="0.885cm" fo:min-width="4.68cm" fo:padding-top="0.143cm" fo:padding-bottom="0.143cm" fo:padding-left="0.27cm" fo:padding-right="0.27cm" fo:wrap-option="wrap" fo:margin-left="0cm" fo:margin-right="0.018cm" fo:margin-top="0cm" fo:margin-bottom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2cm" svg:stroke-color="#ffbf00" draw:marker-start-width="0.504cm" draw:marker-end-width="0.504cm" draw:fill="none" draw:textarea-horizontal-align="justify" draw:textarea-vertical-align="middle" draw:auto-grow-height="false" fo:min-height="0.871cm" fo:min-width="3.4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es temps du passé</text:p>
      <text:p text:style-name="P11">I. <text:s/>Le passé composé</text:p>
      <text:p text:style-name="P22">A. <text:s/>Formation</text:p>
      <text:p text:style-name="P22"/>
      <text:p text:style-name="P12"><draw:custom-shape text:anchor-type="paragraph" draw:z-index="0" draw:name="Forme 1" draw:style-name="gr9" draw:text-style-name="P44" svg:width="3.551cm" svg:height="0.971cm" svg:x="2.268cm" svg:y="-0.325cm"><text:p text:style-name="P43"><text:s/>Auxiliaire au présent</text:p><draw:enhanced-geometry svg:viewBox="0 0 21600 21600" draw:type="rectangle" draw:enhanced-path="M 0 0 L 21600 0 21600 21600 0 21600 0 0 Z N"/></draw:custom-shape><draw:custom-shape text:anchor-type="paragraph" draw:z-index="1" draw:name="Forme 2" draw:style-name="gr1" draw:text-style-name="P44" svg:width="2.647cm" svg:height="0.971cm" svg:x="11cm" svg:y="-0.325cm"><text:p text:style-name="P43"><text:s/>Participe passé</text:p><draw:enhanced-geometry svg:viewBox="0 0 21600 21600" draw:type="rectangle" draw:enhanced-path="M 0 0 L 21600 0 21600 21600 0 21600 0 0 Z N"/></draw:custom-shape><text:s text:c="62"/>+</text:p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25">Haber</text:p>
            <text:p text:style-name="P28">He, Has, Ha, Hemos, Habéis, Han <text:s text:c="75"/></text:p>
            <text:p text:style-name="P33"/>
          </table:table-cell>
          <table:table-cell table:style-name="Tableau1.A1" office:value-type="string">
            <text:p text:style-name="P25">Verbes en <text:s text:c="2"/>-AR <text:s text:c="14"/><text:span text:style-name="T23">→</text:span> <text:s/>ado</text:p>
            <text:p text:style-name="P25"><text:s text:c="21"/>-ER ou <text:s text:c="2"/>-IR <text:s/><text:span text:style-name="T23">→</text:span> <text:s/>ido <text:s/></text:p>
          </table:table-cell>
        </table:table-row>
      </table:table>
      <text:p text:style-name="P15"/>
      <text:p text:style-name="P19">B. <text:s/>Exemples</text:p>
      <text:p text:style-name="P16">He hablado</text:p>
      <text:p text:style-name="P16">Has viviendo</text:p>
      <text:p text:style-name="P16">Ha comido</text:p>
      <text:p text:style-name="P16">Hemos <text:s/>caido (tomber)</text:p>
      <text:p text:style-name="P22">C. <text:s/>Participes passés irréguliers <text:span text:style-name="T24">(du passé composé mais aussi du plus que parfait)</text:span></text:p>
      <table:table table:name="Tableau2" table:style-name="Tableau2">
        <table:table-column table:style-name="Tableau2.A"/>
        <table:table-column table:style-name="Tableau2.B" table:number-columns-repeated="2"/>
        <table:table-row table:style-name="Tableau2.1">
          <table:table-cell table:style-name="Tableau2.A1" office:value-type="string">
            <text:p text:style-name="P30">Infinitif</text:p>
          </table:table-cell>
          <table:table-cell table:style-name="Tableau2.A1" office:value-type="string">
            <text:p text:style-name="P30">Traduction</text:p>
          </table:table-cell>
          <table:table-cell table:style-name="Tableau2.A1" office:value-type="string">
            <text:p text:style-name="P30">PP irrégulier</text:p>
          </table:table-cell>
        </table:table-row>
        <table:table-row table:style-name="Tableau2.1">
          <table:table-cell table:style-name="Tableau2.A1" office:value-type="string">
            <text:p text:style-name="P28">Hacer</text:p>
            <text:p text:style-name="P28">Poner</text:p>
            <text:p text:style-name="P28">Ver</text:p>
            <text:p text:style-name="P28">Volver</text:p>
            <text:p text:style-name="P28">Abrir</text:p>
            <text:p text:style-name="P28">Decir</text:p>
            <text:p text:style-name="P28">Escribir</text:p>
            <text:p text:style-name="P28">Romper</text:p>
            <text:p text:style-name="P28">Ir</text:p>
            <text:p text:style-name="P28">Hacer</text:p>
            <text:p text:style-name="P28">Ser</text:p>
          </table:table-cell>
          <table:table-cell table:style-name="Tableau2.A1" office:value-type="string">
            <text:p text:style-name="P32">Faire</text:p>
            <text:p text:style-name="P32">Mettre, poser, porter</text:p>
            <text:p text:style-name="P32">Voir</text:p>
            <text:p text:style-name="P32">Retourner</text:p>
            <text:p text:style-name="P32">Ouvrir</text:p>
            <text:p text:style-name="P32">Dire</text:p>
            <text:p text:style-name="P32">Ecrire</text:p>
            <text:p text:style-name="P32">Rompre</text:p>
            <text:p text:style-name="P32">Aller</text:p>
            <text:p text:style-name="P32">Faire</text:p>
            <text:p text:style-name="P32">Etre</text:p>
          </table:table-cell>
          <table:table-cell table:style-name="Tableau2.A1" office:value-type="string">
            <text:p text:style-name="P28">Hecho</text:p>
            <text:p text:style-name="P28">Puesto</text:p>
            <text:p text:style-name="P28">Visto</text:p>
            <text:p text:style-name="P28">Vuelto</text:p>
            <text:p text:style-name="P28">Abierto</text:p>
            <text:p text:style-name="P28">Dicho</text:p>
            <text:p text:style-name="P28">Escrito</text:p>
            <text:p text:style-name="P28">Roto</text:p>
            <text:p text:style-name="P28">Ido</text:p>
            <text:p text:style-name="P28">Hecho</text:p>
            <text:p text:style-name="P28">Sido</text:p>
          </table:table-cell>
        </table:table-row>
      </table:table>
      <text:p text:style-name="P24"/>
      <text:p text:style-name="P15"><text:soft-page-break/></text:p>
      <text:p text:style-name="P15"/>
      <text:p text:style-name="P15"/>
      <text:p text:style-name="P11">II. <text:s/>L’ imparfait</text:p>
      <text:p text:style-name="P22"><draw:frame draw:style-name="fr1" draw:name="Cadre9" text:anchor-type="paragraph" svg:x="15.014cm" svg:y="0.399cm" svg:width="5.272cm" draw:z-index="2"><draw:text-box fo:min-height="0.041cm"><table:table table:name="Tableau3" table:style-name="Tableau3"><table:table-column table:style-name="Tableau3.A"/><table:table-column table:style-name="Tableau3.B"/><table:table-column table:style-name="Tableau3.C"/><table:table-row table:style-name="Tableau3.1"><table:table-cell table:style-name="Tableau3.A1" office:value-type="string"><text:p text:style-name="P28">Pronom</text:p></table:table-cell><table:table-cell table:style-name="Tableau3.A1" office:value-type="string"><text:p text:style-name="P28">AR</text:p></table:table-cell><table:table-cell table:style-name="Tableau3.A1" office:value-type="string"><text:p text:style-name="P28">ER, IR</text:p></table:table-cell></table:table-row><table:table-row table:style-name="Tableau3.2"><table:table-cell table:style-name="Tableau3.A1" office:value-type="string"><text:p text:style-name="P31">yo</text:p></table:table-cell><table:table-cell table:style-name="Tableau3.A1" office:value-type="string"><text:p text:style-name="P36">+</text:p></table:table-cell><table:table-cell table:style-name="Tableau3.A1" office:value-type="string"><text:p text:style-name="P36">+</text:p></table:table-cell></table:table-row><table:table-row table:style-name="Tableau3.1"><table:table-cell table:style-name="Tableau3.A1" office:value-type="string"><text:p text:style-name="P35"><text:span text:style-name="T2">t</text:span><text:span text:style-name="T4">ú</text:span></text:p></table:table-cell><table:table-cell table:style-name="Tableau3.A1" office:value-type="string"><text:p text:style-name="P36">+s</text:p></table:table-cell><table:table-cell table:style-name="Tableau3.A1" office:value-type="string"><text:p text:style-name="P36">+s</text:p></table:table-cell></table:table-row><table:table-row table:style-name="Tableau3.2"><table:table-cell table:style-name="Tableau3.A1" office:value-type="string"><text:p text:style-name="P28">Él</text:p></table:table-cell><table:table-cell table:style-name="Tableau3.A1" office:value-type="string"><text:p text:style-name="P36">+</text:p></table:table-cell><table:table-cell table:style-name="Tableau3.A1" office:value-type="string"><text:p text:style-name="P36">+</text:p></table:table-cell></table:table-row><table:table-row table:style-name="Tableau3.1"><table:table-cell table:style-name="Tableau3.A1" office:value-type="string"><text:p text:style-name="P28">nosotros</text:p></table:table-cell><table:table-cell table:style-name="Tableau3.A1" office:value-type="string"><text:p text:style-name="P37">àbamos</text:p></table:table-cell><table:table-cell table:style-name="Tableau3.A1" office:value-type="string"><text:p text:style-name="P36">+mos</text:p></table:table-cell></table:table-row><table:table-row table:style-name="Tableau3.2"><table:table-cell table:style-name="Tableau3.A1" office:value-type="string"><text:p text:style-name="P28">vosotros</text:p></table:table-cell><table:table-cell table:style-name="Tableau3.A1" office:value-type="string"><text:p text:style-name="P36">+is</text:p></table:table-cell><table:table-cell table:style-name="Tableau3.A1" office:value-type="string"><text:p text:style-name="P36">+is</text:p></table:table-cell></table:table-row><table:table-row table:style-name="Tableau3.1"><table:table-cell table:style-name="Tableau3.A1" office:value-type="string"><text:p text:style-name="P28">Ellas</text:p></table:table-cell><table:table-cell table:style-name="Tableau3.A1" office:value-type="string"><text:p text:style-name="P36">+n</text:p></table:table-cell><table:table-cell table:style-name="Tableau3.A1" office:value-type="string"><text:p text:style-name="P36">+n</text:p></table:table-cell></table:table-row></table:table></draw:text-box></draw:frame>A. <text:s/>Formation</text:p>
      <text:p text:style-name="P15"><draw:custom-shape text:anchor-type="char" draw:z-index="6" draw:name="Signe Plus 7" draw:style-name="gr7" draw:text-style-name="P49" svg:width="1.191cm" svg:height="1.165cm" svg:x="10.716cm" svg:y="0.834cm"><text:p/><draw:enhanced-geometry draw:mirror-horizontal="false" draw:mirror-vertical="false" svg:viewBox="0 0 0 0" draw:text-areas="?f6 ?f12 ?f9 ?f13" draw:type="ooxml-mathPlus" draw:modifiers="18974" draw:enhanced-path="M ?f6 ?f12 L ?f7 ?f12 ?f7 ?f11 ?f8 ?f11 ?f8 ?f12 ?f9 ?f12 ?f9 ?f13 ?f8 ?f13 ?f8 ?f14 ?f7 ?f14 ?f7 ?f13 ?f6 ?f13 Z N"><draw:equation draw:name="f0" draw:formula="if(0-$0 ,0,if(73490-$0 ,$0 ,73490))"/><draw:equation draw:name="f1" draw:formula="logwidth*73490/200000"/><draw:equation draw:name="f2" draw:formula="logheight*73490/200000"/><draw:equation draw:name="f3" draw:formula="min(logwidth,logheight)"/><draw:equation draw:name="f4" draw:formula="?f3 *?f0 /200000"/><draw:equation draw:name="f5" draw:formula="logwidth/2"/><draw:equation draw:name="f6" draw:formula="?f5 +0-?f1 "/><draw:equation draw:name="f7" draw:formula="?f5 +0-?f4 "/><draw:equation draw:name="f8" draw:formula="?f5 +?f4 -0"/><draw:equation draw:name="f9" draw:formula="?f5 +?f1 -0"/><draw:equation draw:name="f10" draw:formula="logheight/2"/><draw:equation draw:name="f11" draw:formula="?f10 +0-?f2 "/><draw:equation draw:name="f12" draw:formula="?f10 +0-?f4 "/><draw:equation draw:name="f13" draw:formula="?f10 +?f4 -0"/><draw:equation draw:name="f14" draw:formula="?f10 +?f2 -0"/><draw:handle draw:handle-range-y-maximum="73490" draw:handle-range-y-minimum="0" draw:handle-position="0 ?f12"/></draw:enhanced-geometry></draw:custom-shape><draw:custom-shape text:anchor-type="char" draw:z-index="5" draw:name="Rectangle 4" draw:style-name="gr8" draw:text-style-name="P48" svg:width="5.187cm" svg:height="1.138cm" svg:x="4.75cm" svg:y="0.145cm"><text:p text:style-name="P1"><text:span text:style-name="T6">Aba</text:span> pour les verbes en <text:span text:style-name="T5">A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Signe Plus 6" draw:style-name="gr7" draw:text-style-name="P49" svg:width="1.191cm" svg:height="1.165cm" svg:x="3.216cm" svg:y="0.833cm"><text:p/><draw:enhanced-geometry draw:mirror-horizontal="false" draw:mirror-vertical="false" svg:viewBox="0 0 0 0" draw:text-areas="?f6 ?f12 ?f9 ?f13" draw:type="ooxml-mathPlus" draw:modifiers="18974" draw:enhanced-path="M ?f6 ?f12 L ?f7 ?f12 ?f7 ?f11 ?f8 ?f11 ?f8 ?f12 ?f9 ?f12 ?f9 ?f13 ?f8 ?f13 ?f8 ?f14 ?f7 ?f14 ?f7 ?f13 ?f6 ?f13 Z N"><draw:equation draw:name="f0" draw:formula="if(0-$0 ,0,if(73490-$0 ,$0 ,73490))"/><draw:equation draw:name="f1" draw:formula="logwidth*73490/200000"/><draw:equation draw:name="f2" draw:formula="logheight*73490/200000"/><draw:equation draw:name="f3" draw:formula="min(logwidth,logheight)"/><draw:equation draw:name="f4" draw:formula="?f3 *?f0 /200000"/><draw:equation draw:name="f5" draw:formula="logwidth/2"/><draw:equation draw:name="f6" draw:formula="?f5 +0-?f1 "/><draw:equation draw:name="f7" draw:formula="?f5 +0-?f4 "/><draw:equation draw:name="f8" draw:formula="?f5 +?f4 -0"/><draw:equation draw:name="f9" draw:formula="?f5 +?f1 -0"/><draw:equation draw:name="f10" draw:formula="logheight/2"/><draw:equation draw:name="f11" draw:formula="?f10 +0-?f2 "/><draw:equation draw:name="f12" draw:formula="?f10 +0-?f4 "/><draw:equation draw:name="f13" draw:formula="?f10 +?f4 -0"/><draw:equation draw:name="f14" draw:formula="?f10 +?f2 -0"/><draw:handle draw:handle-range-y-maximum="73490" draw:handle-range-y-minimum="0" draw:handle-position="0 ?f12"/></draw:enhanced-geometry></draw:custom-shape><draw:custom-shape text:anchor-type="char" draw:z-index="8" draw:name="Rectangle 3" draw:style-name="gr5" draw:text-style-name="P47" svg:width="2.726cm" svg:height="0.874cm" svg:x="0.041cm" svg:y="0.833cm"><text:p text:style-name="P1"><text:span text:style-name="T11">Radical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5"><draw:custom-shape text:anchor-type="char" draw:z-index="7" draw:name="Rectangle 5" draw:style-name="gr6" draw:text-style-name="P48" svg:width="5.504cm" svg:height="1.191cm" svg:x="4.75cm" svg:y="0.66cm"><text:p text:style-name="P1"><text:span text:style-name="T8">í</text:span><text:span text:style-name="T7">a</text:span><text:span text:style-name="T1"> </text:span>pour les verbes en <text:span text:style-name="T5">ER et 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/>
      <text:p text:style-name="P19">B. Exemples</text:p>
      <text:p text:style-name="Standard"><text:span text:style-name="T12">Yo est</text:span><text:span text:style-name="T9">aba</text:span></text:p>
      <text:p text:style-name="Standard"><text:span text:style-name="T12">Pod</text:span><text:span text:style-name="T9">ía</text:span><text:span text:style-name="T3">s</text:span></text:p>
      <text:p text:style-name="Standard"><text:span text:style-name="T12">Reun</text:span><text:span text:style-name="T9">ía</text:span></text:p>
      <text:p text:style-name="Standard"><text:span text:style-name="T12">Jug</text:span><text:span text:style-name="T15">àbamos <text:s text:c="2"/></text:span><text:span text:style-name="T12">Sal</text:span><text:span text:style-name="T9">ía</text:span><text:span text:style-name="T3">mos</text:span></text:p>
      <text:p text:style-name="Standard"><text:span text:style-name="T12">Ten</text:span><text:span text:style-name="T9">ía</text:span><text:span text:style-name="T3">is</text:span></text:p>
      <text:p text:style-name="Standard"><text:span text:style-name="T12">Sal</text:span><text:span text:style-name="T9">ía</text:span><text:span text:style-name="T3">n</text:span></text:p>
      <text:p text:style-name="P3">C. <text:s/>Les 3 imparfaits irréguliers</text:p>
      <text:p text:style-name="P2">ser <text:s text:c="8"/>era-eras-era-éramos-erais-eran</text:p>
      <text:p text:style-name="P2">ir <text:s text:c="11"/>iba-ibas-iba-íbamos-ibais-iban</text:p>
      <text:p text:style-name="P2">ver <text:s text:c="7"/>veía-veías-veía-veíamos-veíais-veían</text:p>
      <text:p text:style-name="P5">III. Le passé simple</text:p>
      <text:p text:style-name="P7">A. Formation</text:p>
      <text:p text:style-name="P12"><draw:custom-shape text:anchor-type="paragraph" draw:z-index="10" draw:name="Forme 4" draw:style-name="gr4" draw:text-style-name="P46" svg:width="13.606cm" svg:height="1.103cm" svg:x="3.547cm" svg:y="0.023cm"><text:p text:style-name="P45"><text:s/>-<text:span text:style-name="T26">é</text:span><text:span text:style-name="T27">, -aste, </text:span><text:span text:style-name="T26">-ó</text:span><text:span text:style-name="T27">, -amos, -asteis, -aron </text:span><text:span text:style-name="T28">pour les verbes en -AR</text:span></text:p><draw:enhanced-geometry svg:viewBox="0 0 21600 21600" draw:type="rectangle" draw:enhanced-path="M 0 0 L 21600 0 21600 21600 0 21600 0 0 Z N"/></draw:custom-shape><draw:custom-shape text:anchor-type="char" draw:z-index="4" draw:name="Signe Plus 10" draw:style-name="gr7" draw:text-style-name="P49" svg:width="1.191cm" svg:height="1.165cm" svg:x="2.261cm" svg:y="0.953cm"><text:p/><draw:enhanced-geometry draw:mirror-horizontal="false" draw:mirror-vertical="false" svg:viewBox="0 0 0 0" draw:text-areas="?f6 ?f12 ?f9 ?f13" draw:type="ooxml-mathPlus" draw:modifiers="18974" draw:enhanced-path="M ?f6 ?f12 L ?f7 ?f12 ?f7 ?f11 ?f8 ?f11 ?f8 ?f12 ?f9 ?f12 ?f9 ?f13 ?f8 ?f13 ?f8 ?f14 ?f7 ?f14 ?f7 ?f13 ?f6 ?f13 Z N"><draw:equation draw:name="f0" draw:formula="if(0-$0 ,0,if(73490-$0 ,$0 ,73490))"/><draw:equation draw:name="f1" draw:formula="logwidth*73490/200000"/><draw:equation draw:name="f2" draw:formula="logheight*73490/200000"/><draw:equation draw:name="f3" draw:formula="min(logwidth,logheight)"/><draw:equation draw:name="f4" draw:formula="?f3 *?f0 /200000"/><draw:equation draw:name="f5" draw:formula="logwidth/2"/><draw:equation draw:name="f6" draw:formula="?f5 +0-?f1 "/><draw:equation draw:name="f7" draw:formula="?f5 +0-?f4 "/><draw:equation draw:name="f8" draw:formula="?f5 +?f4 -0"/><draw:equation draw:name="f9" draw:formula="?f5 +?f1 -0"/><draw:equation draw:name="f10" draw:formula="logheight/2"/><draw:equation draw:name="f11" draw:formula="?f10 +0-?f2 "/><draw:equation draw:name="f12" draw:formula="?f10 +0-?f4 "/><draw:equation draw:name="f13" draw:formula="?f10 +?f4 -0"/><draw:equation draw:name="f14" draw:formula="?f10 +?f2 -0"/><draw:handle draw:handle-range-y-maximum="73490" draw:handle-range-y-minimum="0" draw:handle-position="0 ?f12"/></draw:enhanced-geometry></draw:custom-shape><text:s/></text:p>
      <text:p text:style-name="P12"><draw:custom-shape text:anchor-type="paragraph" draw:z-index="11" draw:name="Forme 5" draw:style-name="gr3" draw:text-style-name="P46" svg:width="1.765cm" svg:height="0.775cm" svg:x="-0.026cm" svg:y="0.157cm"><text:p text:style-name="P45"><text:s/>Radical</text:p><draw:enhanced-geometry svg:viewBox="0 0 21600 21600" draw:type="rectangle" draw:enhanced-path="M 0 0 L 21600 0 21600 21600 0 21600 0 0 Z N"/></draw:custom-shape><text:soft-page-break/></text:p>
      <text:p text:style-name="P8"><draw:custom-shape text:anchor-type="paragraph" draw:z-index="9" draw:name="Forme 3" draw:style-name="gr4" draw:text-style-name="P46" svg:width="13.606cm" svg:height="1.103cm" svg:x="3.547cm" svg:y="-0.18cm"><text:p text:style-name="P45"><text:s/><text:span text:style-name="T29">-í</text:span><text:span text:style-name="T30">, -iste, </text:span><text:span text:style-name="T29">-ió</text:span><text:span text:style-name="T30">, -imos, -isteis, -ieron </text:span><text:span text:style-name="T28">pour les verbes en -ER et -IR</text:span></text:p><draw:enhanced-geometry svg:viewBox="0 0 21600 21600" draw:type="rectangle" draw:enhanced-path="M 0 0 L 21600 0 21600 21600 0 21600 0 0 Z N"/></draw:custom-shape></text:p>
      <text:p text:style-name="P8"/>
      <text:p text:style-name="Standard"><text:span text:style-name="T13">Seules les 1</text:span><text:span text:style-name="T14">ere</text:span><text:span text:style-name="T13"> et 3</text:span><text:span text:style-name="T14">e</text:span><text:span text:style-name="T13"> personnes portent un accent</text:span></text:p>
      <text:p text:style-name="P3">B. Exemples</text:p>
      <table:table table:name="Tableau4" table:style-name="Tableau4">
        <table:table-column table:style-name="Tableau4.A"/>
        <table:table-column table:style-name="Tableau4.B" table:number-columns-repeated="2"/>
        <table:table-row table:style-name="Tableau4.1">
          <table:table-cell table:style-name="Tableau4.A1" office:value-type="string">
            <text:p text:style-name="P9">Hablar</text:p>
          </table:table-cell>
          <table:table-cell table:style-name="Tableau4.A1" office:value-type="string">
            <text:p text:style-name="P9">Comer</text:p>
          </table:table-cell>
          <table:table-cell table:style-name="Tableau4.A1" office:value-type="string">
            <text:p text:style-name="P9">Vivir</text:p>
          </table:table-cell>
        </table:table-row>
        <table:table-row table:style-name="Tableau4.1">
          <table:table-cell table:style-name="Tableau4.A1" office:value-type="string">
            <text:p text:style-name="P27"><text:span text:style-name="T11">Habl</text:span><text:span text:style-name="T10">é</text:span></text:p>
          </table:table-cell>
          <table:table-cell table:style-name="Tableau4.A1" office:value-type="string">
            <text:p text:style-name="P27"><text:span text:style-name="T11">Com</text:span><text:span text:style-name="T10">é</text:span></text:p>
          </table:table-cell>
          <table:table-cell table:style-name="Tableau4.A1" office:value-type="string">
            <text:p text:style-name="P27"><text:span text:style-name="T11">Viv</text:span><text:span text:style-name="T10">í</text:span></text:p>
          </table:table-cell>
        </table:table-row>
        <table:table-row table:style-name="Tableau4.1">
          <table:table-cell table:style-name="Tableau4.A1" office:value-type="string">
            <text:p text:style-name="P9">Hablaste</text:p>
          </table:table-cell>
          <table:table-cell table:style-name="Tableau4.A1" office:value-type="string">
            <text:p text:style-name="P9">Comiste</text:p>
          </table:table-cell>
          <table:table-cell table:style-name="Tableau4.A1" office:value-type="string">
            <text:p text:style-name="P9">Viviste</text:p>
          </table:table-cell>
        </table:table-row>
        <table:table-row table:style-name="Tableau4.1">
          <table:table-cell table:style-name="Tableau4.A1" office:value-type="string">
            <text:p text:style-name="P27"><text:span text:style-name="T11">Habl</text:span><text:span text:style-name="T10">ó</text:span></text:p>
          </table:table-cell>
          <table:table-cell table:style-name="Tableau4.A1" office:value-type="string">
            <text:p text:style-name="P27"><text:span text:style-name="T11">Comi</text:span><text:span text:style-name="T10">ó</text:span></text:p>
          </table:table-cell>
          <table:table-cell table:style-name="Tableau4.A1" office:value-type="string">
            <text:p text:style-name="P27"><text:span text:style-name="T11">Vivi</text:span><text:span text:style-name="T10">ó</text:span></text:p>
          </table:table-cell>
        </table:table-row>
        <table:table-row table:style-name="Tableau4.1">
          <table:table-cell table:style-name="Tableau4.A1" office:value-type="string">
            <text:p text:style-name="P9">Hablamos</text:p>
          </table:table-cell>
          <table:table-cell table:style-name="Tableau4.A1" office:value-type="string">
            <text:p text:style-name="P9">Comimos</text:p>
          </table:table-cell>
          <table:table-cell table:style-name="Tableau4.A1" office:value-type="string">
            <text:p text:style-name="P9">Vivimos</text:p>
          </table:table-cell>
        </table:table-row>
        <table:table-row table:style-name="Tableau4.1">
          <table:table-cell table:style-name="Tableau4.A1" office:value-type="string">
            <text:p text:style-name="P9">Hablasteis</text:p>
          </table:table-cell>
          <table:table-cell table:style-name="Tableau4.A1" office:value-type="string">
            <text:p text:style-name="P9">Comisteis</text:p>
          </table:table-cell>
          <table:table-cell table:style-name="Tableau4.A1" office:value-type="string">
            <text:p text:style-name="P9">Vivisteis</text:p>
          </table:table-cell>
        </table:table-row>
        <table:table-row table:style-name="Tableau4.1">
          <table:table-cell table:style-name="Tableau4.A1" office:value-type="string">
            <text:p text:style-name="P9">Hablaron</text:p>
          </table:table-cell>
          <table:table-cell table:style-name="Tableau4.A1" office:value-type="string">
            <text:p text:style-name="P9">Comieron</text:p>
          </table:table-cell>
          <table:table-cell table:style-name="Tableau4.A1" office:value-type="string">
            <text:p text:style-name="P9">Vivieron</text:p>
          </table:table-cell>
        </table:table-row>
      </table:table>
      <text:p text:style-name="P2"/>
      <text:p text:style-name="P22">C. Verbes irréguliers (liste non exhaustive)</text:p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E"/>
        <table:table-row table:style-name="Tableau5.1">
          <table:table-cell table:style-name="Tableau5.A1" office:value-type="string">
            <text:p text:style-name="P39"/>
          </table:table-cell>
          <table:table-cell table:style-name="Tableau5.A1" office:value-type="string">
            <text:p text:style-name="P40">Yo</text:p>
          </table:table-cell>
          <table:table-cell table:style-name="Tableau5.A1" office:value-type="string">
            <text:p text:style-name="P40">tu</text:p>
          </table:table-cell>
          <table:table-cell table:style-name="Tableau5.A1" office:value-type="string">
            <text:p text:style-name="P40">El/ella</text:p>
          </table:table-cell>
          <table:table-cell table:style-name="Tableau5.A1" office:value-type="string">
            <text:p text:style-name="P40">nosostros</text:p>
          </table:table-cell>
          <table:table-cell table:style-name="Tableau5.A1" office:value-type="string">
            <text:p text:style-name="P40">vosostros</text:p>
          </table:table-cell>
          <table:table-cell table:style-name="Tableau5.A1" office:value-type="string">
            <text:p text:style-name="P40">Ellos/ellas</text:p>
          </table:table-cell>
        </table:table-row>
        <table:table-row table:style-name="Tableau5.1">
          <table:table-cell table:style-name="Tableau5.A1" office:value-type="string">
            <text:p text:style-name="P40">Ser/Ir</text:p>
          </table:table-cell>
          <table:table-cell table:style-name="Tableau5.A1" office:value-type="string">
            <text:p text:style-name="P40">fui</text:p>
          </table:table-cell>
          <table:table-cell table:style-name="Tableau5.A1" office:value-type="string">
            <text:p text:style-name="P40">fuiste</text:p>
          </table:table-cell>
          <table:table-cell table:style-name="Tableau5.A1" office:value-type="string">
            <text:p text:style-name="P40">fue</text:p>
          </table:table-cell>
          <table:table-cell table:style-name="Tableau5.A1" office:value-type="string">
            <text:p text:style-name="P40">fuimos</text:p>
          </table:table-cell>
          <table:table-cell table:style-name="Tableau5.A1" office:value-type="string">
            <text:p text:style-name="P40">fuisteis</text:p>
          </table:table-cell>
          <table:table-cell table:style-name="Tableau5.A1" office:value-type="string">
            <text:p text:style-name="P40">fueron</text:p>
          </table:table-cell>
        </table:table-row>
        <table:table-row table:style-name="Tableau5.1">
          <table:table-cell table:style-name="Tableau5.A1" office:value-type="string">
            <text:p text:style-name="P40">Estar</text:p>
          </table:table-cell>
          <table:table-cell table:style-name="Tableau5.A1" office:value-type="string">
            <text:p text:style-name="P40">estuve</text:p>
          </table:table-cell>
          <table:table-cell table:style-name="Tableau5.A1" office:value-type="string">
            <text:p text:style-name="P40">estuviste</text:p>
          </table:table-cell>
          <table:table-cell table:style-name="Tableau5.A1" office:value-type="string">
            <text:p text:style-name="P40">estuvo</text:p>
          </table:table-cell>
          <table:table-cell table:style-name="Tableau5.A1" office:value-type="string">
            <text:p text:style-name="P40">estuvimos</text:p>
          </table:table-cell>
          <table:table-cell table:style-name="Tableau5.A1" office:value-type="string">
            <text:p text:style-name="P40">estuvisteis</text:p>
          </table:table-cell>
          <table:table-cell table:style-name="Tableau5.A1" office:value-type="string">
            <text:p text:style-name="P40">estuvieron</text:p>
          </table:table-cell>
        </table:table-row>
        <table:table-row table:style-name="Tableau5.1">
          <table:table-cell table:style-name="Tableau5.A1" office:value-type="string">
            <text:p text:style-name="P40">Hacer</text:p>
          </table:table-cell>
          <table:table-cell table:style-name="Tableau5.A1" office:value-type="string">
            <text:p text:style-name="P40">hice</text:p>
          </table:table-cell>
          <table:table-cell table:style-name="Tableau5.A1" office:value-type="string">
            <text:p text:style-name="P40">hiciste</text:p>
          </table:table-cell>
          <table:table-cell table:style-name="Tableau5.A1" office:value-type="string">
            <text:p text:style-name="P40">hizo</text:p>
          </table:table-cell>
          <table:table-cell table:style-name="Tableau5.A1" office:value-type="string">
            <text:p text:style-name="P40">hicimos</text:p>
          </table:table-cell>
          <table:table-cell table:style-name="Tableau5.A1" office:value-type="string">
            <text:p text:style-name="P40">hicisteis</text:p>
          </table:table-cell>
          <table:table-cell table:style-name="Tableau5.A1" office:value-type="string">
            <text:p text:style-name="P41">hicieron</text:p>
          </table:table-cell>
        </table:table-row>
        <table:table-row table:style-name="Tableau5.1">
          <table:table-cell table:style-name="Tableau5.A1" office:value-type="string">
            <text:p text:style-name="P40">Tener</text:p>
          </table:table-cell>
          <table:table-cell table:style-name="Tableau5.A1" office:value-type="string">
            <text:p text:style-name="P40">tuve</text:p>
          </table:table-cell>
          <table:table-cell table:style-name="Tableau5.A1" office:value-type="string">
            <text:p text:style-name="P40">tuviste</text:p>
          </table:table-cell>
          <table:table-cell table:style-name="Tableau5.A1" office:value-type="string">
            <text:p text:style-name="P40">tuvo</text:p>
          </table:table-cell>
          <table:table-cell table:style-name="Tableau5.A1" office:value-type="string">
            <text:p text:style-name="P40">tuvimos</text:p>
          </table:table-cell>
          <table:table-cell table:style-name="Tableau5.A1" office:value-type="string">
            <text:p text:style-name="P40">tuvisteis</text:p>
          </table:table-cell>
          <table:table-cell table:style-name="Tableau5.A1" office:value-type="string">
            <text:p text:style-name="P40">tuvieron</text:p>
          </table:table-cell>
        </table:table-row>
        <table:table-row table:style-name="Tableau5.1">
          <table:table-cell table:style-name="Tableau5.A1" office:value-type="string">
            <text:p text:style-name="P40">Poner</text:p>
          </table:table-cell>
          <table:table-cell table:style-name="Tableau5.A1" office:value-type="string">
            <text:p text:style-name="P40">puse</text:p>
          </table:table-cell>
          <table:table-cell table:style-name="Tableau5.A1" office:value-type="string">
            <text:p text:style-name="P40">pusiste</text:p>
          </table:table-cell>
          <table:table-cell table:style-name="Tableau5.A1" office:value-type="string">
            <text:p text:style-name="P40">puso</text:p>
          </table:table-cell>
          <table:table-cell table:style-name="Tableau5.A1" office:value-type="string">
            <text:p text:style-name="P40">pusimos</text:p>
          </table:table-cell>
          <table:table-cell table:style-name="Tableau5.A1" office:value-type="string">
            <text:p text:style-name="P40">pusisteis</text:p>
          </table:table-cell>
          <table:table-cell table:style-name="Tableau5.A1" office:value-type="string">
            <text:p text:style-name="P40">pusieron</text:p>
          </table:table-cell>
        </table:table-row>
        <table:table-row table:style-name="Tableau5.1">
          <table:table-cell table:style-name="Tableau5.A1" office:value-type="string">
            <text:p text:style-name="P40">Poder</text:p>
          </table:table-cell>
          <table:table-cell table:style-name="Tableau5.A1" office:value-type="string">
            <text:p text:style-name="P40">pude</text:p>
          </table:table-cell>
          <table:table-cell table:style-name="Tableau5.A1" office:value-type="string">
            <text:p text:style-name="P40">pudiste</text:p>
          </table:table-cell>
          <table:table-cell table:style-name="Tableau5.A1" office:value-type="string">
            <text:p text:style-name="P40">pudo</text:p>
          </table:table-cell>
          <table:table-cell table:style-name="Tableau5.A1" office:value-type="string">
            <text:p text:style-name="P40">pudimos</text:p>
          </table:table-cell>
          <table:table-cell table:style-name="Tableau5.A1" office:value-type="string">
            <text:p text:style-name="P40">pudisteis</text:p>
          </table:table-cell>
          <table:table-cell table:style-name="Tableau5.A1" office:value-type="string">
            <text:p text:style-name="P40">pudieron<text:bookmark text:name="_GoBack"/></text:p>
          </table:table-cell>
        </table:table-row>
        <table:table-row table:style-name="Tableau5.1">
          <table:table-cell table:style-name="Tableau5.A1" office:value-type="string">
            <text:p text:style-name="P40">Traer</text:p>
          </table:table-cell>
          <table:table-cell table:style-name="Tableau5.A1" office:value-type="string">
            <text:p text:style-name="P40">traje</text:p>
          </table:table-cell>
          <table:table-cell table:style-name="Tableau5.A1" office:value-type="string">
            <text:p text:style-name="P40">trajiste</text:p>
          </table:table-cell>
          <table:table-cell table:style-name="Tableau5.A1" office:value-type="string">
            <text:p text:style-name="P40">trajo</text:p>
          </table:table-cell>
          <table:table-cell table:style-name="Tableau5.A1" office:value-type="string">
            <text:p text:style-name="P40">trajimos</text:p>
          </table:table-cell>
          <table:table-cell table:style-name="Tableau5.A1" office:value-type="string">
            <text:p text:style-name="P40">trajisteis</text:p>
          </table:table-cell>
          <table:table-cell table:style-name="Tableau5.A1" office:value-type="string">
            <text:p text:style-name="P40">trajeron</text:p>
          </table:table-cell>
        </table:table-row>
        <table:table-row table:style-name="Tableau5.1">
          <table:table-cell table:style-name="Tableau5.A1" office:value-type="string">
            <text:p text:style-name="P40">haber</text:p>
          </table:table-cell>
          <table:table-cell table:style-name="Tableau5.A1" office:value-type="string">
            <text:p text:style-name="P40">hube</text:p>
          </table:table-cell>
          <table:table-cell table:style-name="Tableau5.A1" office:value-type="string">
            <text:p text:style-name="P40">hubiste</text:p>
          </table:table-cell>
          <table:table-cell table:style-name="Tableau5.A1" office:value-type="string">
            <text:p text:style-name="P40">hubo</text:p>
          </table:table-cell>
          <table:table-cell table:style-name="Tableau5.A1" office:value-type="string">
            <text:p text:style-name="P40">hubimos</text:p>
          </table:table-cell>
          <table:table-cell table:style-name="Tableau5.A1" office:value-type="string">
            <text:p text:style-name="P40">hubisteis</text:p>
          </table:table-cell>
          <table:table-cell table:style-name="Tableau5.A1" office:value-type="string">
            <text:p text:style-name="P40">hubieron</text:p>
          </table:table-cell>
        </table:table-row>
        <table:table-row table:style-name="Tableau5.1">
          <table:table-cell table:style-name="Tableau5.A1" office:value-type="string">
            <text:p text:style-name="P40">Saber</text:p>
          </table:table-cell>
          <table:table-cell table:style-name="Tableau5.A1" office:value-type="string">
            <text:p text:style-name="P40">supe</text:p>
          </table:table-cell>
          <table:table-cell table:style-name="Tableau5.A1" office:value-type="string">
            <text:p text:style-name="P40">supiste</text:p>
          </table:table-cell>
          <table:table-cell table:style-name="Tableau5.A1" office:value-type="string">
            <text:p text:style-name="P40">supo</text:p>
          </table:table-cell>
          <table:table-cell table:style-name="Tableau5.A1" office:value-type="string">
            <text:p text:style-name="P40">supimos</text:p>
          </table:table-cell>
          <table:table-cell table:style-name="Tableau5.A1" office:value-type="string">
            <text:p text:style-name="P40">supisteis</text:p>
          </table:table-cell>
          <table:table-cell table:style-name="Tableau5.A1" office:value-type="string">
            <text:p text:style-name="P40">supieron</text:p>
          </table:table-cell>
        </table:table-row>
        <table:table-row table:style-name="Tableau5.1">
          <table:table-cell table:style-name="Tableau5.A1" office:value-type="string">
            <text:p text:style-name="P40">Querer</text:p>
          </table:table-cell>
          <table:table-cell table:style-name="Tableau5.A1" office:value-type="string">
            <text:p text:style-name="P40">quise</text:p>
          </table:table-cell>
          <table:table-cell table:style-name="Tableau5.A1" office:value-type="string">
            <text:p text:style-name="P40">quisiste</text:p>
          </table:table-cell>
          <table:table-cell table:style-name="Tableau5.A1" office:value-type="string">
            <text:p text:style-name="P40">quiso</text:p>
          </table:table-cell>
          <table:table-cell table:style-name="Tableau5.A1" office:value-type="string">
            <text:p text:style-name="P40">quisimos</text:p>
          </table:table-cell>
          <table:table-cell table:style-name="Tableau5.A1" office:value-type="string">
            <text:p text:style-name="P40">quisisteis</text:p>
          </table:table-cell>
          <table:table-cell table:style-name="Tableau5.A1" office:value-type="string">
            <text:p text:style-name="P40">quisieron</text:p>
          </table:table-cell>
        </table:table-row>
        <table:table-row table:style-name="Tableau5.1">
          <table:table-cell table:style-name="Tableau5.A1" office:value-type="string">
            <text:p text:style-name="P40">Decir</text:p>
          </table:table-cell>
          <table:table-cell table:style-name="Tableau5.A1" office:value-type="string">
            <text:p text:style-name="P40">dije</text:p>
          </table:table-cell>
          <table:table-cell table:style-name="Tableau5.A1" office:value-type="string">
            <text:p text:style-name="P40">dijiste</text:p>
          </table:table-cell>
          <table:table-cell table:style-name="Tableau5.A1" office:value-type="string">
            <text:p text:style-name="P40">dijo</text:p>
          </table:table-cell>
          <table:table-cell table:style-name="Tableau5.A1" office:value-type="string">
            <text:p text:style-name="P40">dijimos</text:p>
          </table:table-cell>
          <table:table-cell table:style-name="Tableau5.A1" office:value-type="string">
            <text:p text:style-name="P40">dijisteis</text:p>
          </table:table-cell>
          <table:table-cell table:style-name="Tableau5.A1" office:value-type="string">
            <text:p text:style-name="P40">dijeron</text:p>
          </table:table-cell>
        </table:table-row>
        <table:table-row table:style-name="Tableau5.1">
          <table:table-cell table:style-name="Tableau5.A1" office:value-type="string">
            <text:p text:style-name="P40">Venir</text:p>
          </table:table-cell>
          <table:table-cell table:style-name="Tableau5.A1" office:value-type="string">
            <text:p text:style-name="P40">vine</text:p>
          </table:table-cell>
          <table:table-cell table:style-name="Tableau5.A1" office:value-type="string">
            <text:p text:style-name="P40">viniste</text:p>
          </table:table-cell>
          <table:table-cell table:style-name="Tableau5.A1" office:value-type="string">
            <text:p text:style-name="P40">vino</text:p>
          </table:table-cell>
          <table:table-cell table:style-name="Tableau5.A1" office:value-type="string">
            <text:p text:style-name="P40">vinimos</text:p>
          </table:table-cell>
          <table:table-cell table:style-name="Tableau5.A1" office:value-type="string">
            <text:p text:style-name="P40">vinisteis</text:p>
          </table:table-cell>
          <table:table-cell table:style-name="Tableau5.A1" office:value-type="string">
            <text:p text:style-name="P40">vinieron</text:p>
          </table:table-cell>
        </table:table-row>
        <table:table-row table:style-name="Tableau5.1">
          <table:table-cell table:style-name="Tableau5.A1" office:value-type="string">
            <text:p text:style-name="P40">Ver</text:p>
          </table:table-cell>
          <table:table-cell table:style-name="Tableau5.A1" office:value-type="string">
            <text:p text:style-name="P40">vi</text:p>
          </table:table-cell>
          <table:table-cell table:style-name="Tableau5.A1" office:value-type="string">
            <text:p text:style-name="P40">viste</text:p>
          </table:table-cell>
          <table:table-cell table:style-name="Tableau5.A1" office:value-type="string">
            <text:p text:style-name="P40">vio</text:p>
          </table:table-cell>
          <table:table-cell table:style-name="Tableau5.A1" office:value-type="string">
            <text:p text:style-name="P40">vimos</text:p>
          </table:table-cell>
          <table:table-cell table:style-name="Tableau5.A1" office:value-type="string">
            <text:p text:style-name="P40">visteis</text:p>
          </table:table-cell>
          <table:table-cell table:style-name="Tableau5.A1" office:value-type="string">
            <text:p text:style-name="P40">vieron</text:p>
          </table:table-cell>
        </table:table-row>
        <text:soft-page-break/>
        <table:table-row table:style-name="Tableau5.1">
          <table:table-cell table:style-name="Tableau5.A1" office:value-type="string">
            <text:p text:style-name="P25">Dar</text:p>
          </table:table-cell>
          <table:table-cell table:style-name="Tableau5.A1" office:value-type="string">
            <text:p text:style-name="P25">di</text:p>
          </table:table-cell>
          <table:table-cell table:style-name="Tableau5.A1" office:value-type="string">
            <text:p text:style-name="P25">d<text:span text:style-name="T16">iste</text:span></text:p>
          </table:table-cell>
          <table:table-cell table:style-name="Tableau5.A1" office:value-type="string">
            <text:p text:style-name="P25">di<text:span text:style-name="T21">o</text:span></text:p>
          </table:table-cell>
          <table:table-cell table:style-name="Tableau5.A1" office:value-type="string">
            <text:p text:style-name="P25">d<text:span text:style-name="T17">imos</text:span></text:p>
          </table:table-cell>
          <table:table-cell table:style-name="Tableau5.A1" office:value-type="string">
            <text:p text:style-name="P25">d<text:span text:style-name="T18">isteis</text:span></text:p>
          </table:table-cell>
          <table:table-cell table:style-name="Tableau5.A1" office:value-type="string">
            <text:p text:style-name="P25">d<text:span text:style-name="T22">ieron</text:span><text:bookmark text:name="_Hlk65520732"/></text:p>
          </table:table-cell>
        </table:table-row>
      </table:table>
      <text:p text:style-name="P15"/>
      <text:p text:style-name="P22">D. Emploi et différence avec le passé composé</text:p>
      <text:p text:style-name="P12">Passé composé : actions du jour ou qui ont une incidence sur le présent ou le futur</text:p>
      <text:p text:style-name="P13">Passé simple : actions finies et datées</text:p>
      <text:p text:style-name="P6">IV. Le plus que parfait</text:p>
      <text:p text:style-name="P23">A. <text:s/>Formation</text:p>
      <text:p text:style-name="P23"/>
      <text:p text:style-name="P14"><draw:custom-shape text:anchor-type="paragraph" draw:z-index="12" draw:name="Forme 6" draw:style-name="gr2" draw:text-style-name="P44" svg:width="3.816cm" svg:height="0.971cm" svg:x="2.268cm" svg:y="-0.325cm"><text:p text:style-name="P43"><text:s/>Auxiliaire à l’imparfait</text:p><draw:enhanced-geometry svg:viewBox="0 0 21600 21600" draw:type="rectangle" draw:enhanced-path="M 0 0 L 21600 0 21600 21600 0 21600 0 0 Z N"/></draw:custom-shape><draw:custom-shape text:anchor-type="paragraph" draw:z-index="13" draw:name="Forme 7" draw:style-name="gr1" draw:text-style-name="P44" svg:width="2.647cm" svg:height="0.971cm" svg:x="11cm" svg:y="-0.325cm"><text:p text:style-name="P43"><text:s/>Participe passé</text:p><draw:enhanced-geometry svg:viewBox="0 0 21600 21600" draw:type="rectangle" draw:enhanced-path="M 0 0 L 21600 0 21600 21600 0 21600 0 0 Z N"/></draw:custom-shape><text:s text:c="70"/>+</text:p>
      <table:table table:name="Tableau6" table:style-name="Tableau6">
        <table:table-column table:style-name="Tableau6.A" table:number-columns-repeated="2"/>
        <table:table-row table:style-name="Tableau6.1">
          <table:table-cell table:style-name="Tableau6.A1" office:value-type="string">
            <text:p text:style-name="P26">Haber</text:p>
            <text:p text:style-name="P29">H<text:span text:style-name="T24">abía</text:span>, H<text:span text:style-name="T24">abías</text:span>, H<text:span text:style-name="T24">abía</text:span>, H<text:span text:style-name="T24">abíamos</text:span>, H<text:span text:style-name="T24">abíais</text:span>, H<text:span text:style-name="T24">abían</text:span> <text:s text:c="69"/></text:p>
            <text:p text:style-name="P34"/>
          </table:table-cell>
          <table:table-cell table:style-name="Tableau6.A1" office:value-type="string">
            <text:p text:style-name="P26">Verbes en <text:s text:c="2"/>-AR <text:s text:c="14"/><text:span text:style-name="T23">→</text:span> <text:s/>ado</text:p>
            <text:p text:style-name="P26"><text:s text:c="21"/>-ER ou <text:s text:c="2"/>-IR <text:s/><text:span text:style-name="T23">→</text:span> <text:s/>ido <text:s/></text:p>
          </table:table-cell>
        </table:table-row>
      </table:table>
      <text:p text:style-name="P21"/>
      <text:p text:style-name="P20">B. <text:s/>Exemples</text:p>
      <text:p text:style-name="P17">Había hablado</text:p>
      <text:p text:style-name="P17">Habías viviendo</text:p>
      <text:p text:style-name="P17">Habíamos comido</text:p>
      <text:p text:style-name="P4">V. Emploi</text:p>
      <text:p text:style-name="P14"><text:span text:style-name="T25">Passé composé </text:span>: actions du jour ou qui ont une incidence sur le présent ou le futur <text:span text:style-name="T24">ou qui viennent de dérouler</text:span></text:p>
      <text:p text:style-name="P18"><text:span text:style-name="T25">Passé simple </text:span>: actions finies et datées</text:p>
      <text:p text:style-name="P18"><text:span text:style-name="T25">Imparfait</text:span> : description</text:p>
      <text:p text:style-name="P18"><text:soft-page-break/><text:span text:style-name="T25">Plus que parfait </text:span>: Action qui se déroule avant une autre, exprimée au passé simp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fo:font-style="normal" style:font-style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-" style:num-suffix="-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ux Paulhenry</meta:initial-creator>
    <meta:editing-cycles>13</meta:editing-cycles>
    <meta:creation-date>2020-04-11T06:42:00</meta:creation-date>
    <dc:date>2022-08-12T15:19:39.842981526</dc:date>
    <meta:editing-duration>PT3H3M48S</meta:editing-duration>
    <meta:generator>LibreOffice/7.3.5.2$Linux_X86_64 LibreOffice_project/30$Build-2</meta:generator>
    <meta:document-statistic meta:table-count="6" meta:image-count="0" meta:object-count="0" meta:page-count="5" meta:paragraph-count="238" meta:word-count="416" meta:character-count="2780" meta:non-whitespace-character-count="2193"/>
    <meta:user-defined meta:name="AppVersion">16.0000</meta:user-defined>
    <meta:template xlink:type="simple" xlink:actuate="onRequest" xlink:title="Normal.dotm" xlink:href=""/>
  </office:meta>
</office:document-meta>
</file>